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408cm" fo:margin-left="-0.203cm" table:align="left" style:writing-mode="lr-tb"/>
    </style:style>
    <style:style style:name="Tabla1.A" style:family="table-column">
      <style:table-column-properties style:column-width="3.87cm"/>
    </style:style>
    <style:style style:name="Tabla1.B" style:family="table-column">
      <style:table-column-properties style:column-width="1.972cm"/>
    </style:style>
    <style:style style:name="Tabla1.C" style:family="table-column">
      <style:table-column-properties style:column-width="5.84cm"/>
    </style:style>
    <style:style style:name="Tabla1.D" style:family="table-column">
      <style:table-column-properties style:column-width="3.72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ffff" fo:padding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ffffff" fo:padding="0cm" fo:border="0.75pt solid #000000" style:writing-mode="lr-tb">
        <style:background-image/>
      </style:table-cell-properties>
    </style:style>
    <style:style style:name="Tabla1.A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B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C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D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a1.A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B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C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D3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a1.A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B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C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D4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a1.A5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B5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C5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a1.D5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a3" style:family="table">
      <style:table-properties style:width="15.399cm" fo:margin-left="-0.199cm" table:align="left" style:writing-mode="lr-tb"/>
    </style:style>
    <style:style style:name="Tabla3.A" style:family="table-column">
      <style:table-column-properties style:column-width="3.683cm"/>
    </style:style>
    <style:style style:name="Tabla3.B" style:family="table-column">
      <style:table-column-properties style:column-width="1.563cm"/>
    </style:style>
    <style:style style:name="Tabla3.C" style:family="table-column">
      <style:table-column-properties style:column-width="2.595cm"/>
    </style:style>
    <style:style style:name="Tabla3.E" style:family="table-column">
      <style:table-column-properties style:column-width="2.351cm"/>
    </style:style>
    <style:style style:name="Tabla3.F" style:family="table-column">
      <style:table-column-properties style:column-width="2.61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399cm" fo:margin-left="-0.199cm" table:align="left" style:writing-mode="lr-tb"/>
    </style:style>
    <style:style style:name="Tabla6.A" style:family="table-column">
      <style:table-column-properties style:column-width="2.651cm"/>
    </style:style>
    <style:style style:name="Tabla6.B" style:family="table-column">
      <style:table-column-properties style:column-width="2.595cm"/>
    </style:style>
    <style:style style:name="Tabla6.E" style:family="table-column">
      <style:table-column-properties style:column-width="2.351cm"/>
    </style:style>
    <style:style style:name="Tabla6.F" style:family="table-column">
      <style:table-column-properties style:column-width="2.61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399cm" fo:margin-left="-0.199cm" table:align="left" style:writing-mode="lr-tb"/>
    </style:style>
    <style:style style:name="Tabla7.A" style:family="table-column">
      <style:table-column-properties style:column-width="2.651cm"/>
    </style:style>
    <style:style style:name="Tabla7.B" style:family="table-column">
      <style:table-column-properties style:column-width="2.595cm"/>
    </style:style>
    <style:style style:name="Tabla7.E" style:family="table-column">
      <style:table-column-properties style:column-width="2.351cm"/>
    </style:style>
    <style:style style:name="Tabla7.F" style:family="table-column">
      <style:table-column-properties style:column-width="2.61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399cm" table:align="left" style:writing-mode="lr-tb"/>
    </style:style>
    <style:style style:name="Tabla8.A" style:family="table-column">
      <style:table-column-properties style:column-width="2.651cm"/>
    </style:style>
    <style:style style:name="Tabla8.B" style:family="table-column">
      <style:table-column-properties style:column-width="2.595cm"/>
    </style:style>
    <style:style style:name="Tabla8.E" style:family="table-column">
      <style:table-column-properties style:column-width="2.351cm"/>
    </style:style>
    <style:style style:name="Tabla8.F" style:family="table-column">
      <style:table-column-properties style:column-width="2.612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" style:family="paragraph" style:parent-style-name="MTítulo1">
      <style:paragraph-properties fo:text-align="start" style:justify-single-word="false"/>
    </style:style>
    <style:style style:name="P3" style:family="paragraph" style:parent-style-name="MTítulo1">
      <style:paragraph-properties fo:break-before="page"/>
    </style:style>
    <style:style style:name="P4" style:family="paragraph" style:parent-style-name="MTítulo1" style:master-page-name="Standard">
      <style:paragraph-properties fo:text-align="start" style:justify-single-word="false" style:page-number="auto"/>
    </style:style>
    <style:style style:name="P5" style:family="paragraph" style:parent-style-name="MNormal">
      <style:paragraph-properties fo:text-align="justify" style:justify-single-word="false"/>
    </style:style>
    <style:style style:name="P6" style:family="paragraph" style:parent-style-name="MNormal">
      <style:paragraph-properties fo:text-align="center" style:justify-single-word="false"/>
    </style:style>
    <style:style style:name="P7" style:family="paragraph" style:parent-style-name="MNormal">
      <style:paragraph-properties fo:text-align="center" style:justify-single-word="false" style:snap-to-layout-grid="false"/>
    </style:style>
    <style:style style:name="P8" style:family="paragraph" style:parent-style-name="MNormal">
      <style:paragraph-properties fo:margin-left="1.249cm" fo:margin-right="0cm" fo:text-align="justify" style:justify-single-word="false" fo:text-indent="0cm" style:auto-text-indent="false"/>
    </style:style>
    <style:style style:name="P9" style:family="paragraph" style:parent-style-name="MNormal">
      <style:paragraph-properties fo:margin-left="2.482cm" fo:margin-right="0cm" fo:text-indent="0cm" style:auto-text-indent="false"/>
    </style:style>
    <style:style style:name="P10" style:family="paragraph" style:parent-style-name="MNormal">
      <style:paragraph-properties fo:margin-left="0cm" fo:margin-right="0cm" fo:text-indent="0cm" style:auto-text-indent="false"/>
    </style:style>
    <style:style style:name="P11" style:family="paragraph" style:parent-style-name="MTemaNormal">
      <style:paragraph-properties>
        <style:tab-stops>
          <style:tab-stop style:position="14.982cm" style:type="right" style:leader-style="dotted" style:leader-text="."/>
        </style:tab-stops>
      </style:paragraph-properties>
      <style:text-properties fo:text-transform="uppercase" fo:font-size="8pt" fo:font-weight="bold" style:font-size-asian="8pt" style:font-weight-asian="bold"/>
    </style:style>
    <style:style style:name="P12" style:family="paragraph" style:parent-style-name="MTemaNormal">
      <style:text-properties fo:font-style="italic" style:font-style-asian="italic"/>
    </style:style>
    <style:style style:name="P13" style:family="paragraph" style:parent-style-name="MTemaNormal">
      <style:paragraph-properties fo:margin-left="0cm" fo:margin-right="0cm" fo:text-indent="0cm" style:auto-text-indent="false"/>
    </style:style>
    <style:style style:name="P14" style:family="paragraph" style:parent-style-name="MTemaNormal">
      <style:paragraph-properties fo:margin-left="0cm" fo:margin-right="0cm" fo:text-indent="0cm" style:auto-text-indent="false"/>
      <style:text-properties fo:font-weight="bold" style:font-weight-asian="bold"/>
    </style:style>
    <style:style style:name="P15" style:family="paragraph" style:parent-style-name="MTemaNormal">
      <style:paragraph-properties fo:margin-left="0cm" fo:margin-right="0cm" fo:text-indent="0cm" style:auto-text-indent="false" style:snap-to-layout-grid="false"/>
    </style:style>
    <style:style style:name="P16" style:family="paragraph" style:parent-style-name="MTemaNormal">
      <style:paragraph-properties fo:margin-left="0cm" fo:margin-right="0cm" fo:text-indent="0cm" style:auto-text-indent="false"/>
      <style:text-properties style:font-name-asian="Verdana" style:font-name-complex="Verdana"/>
    </style:style>
    <style:style style:name="P17" style:family="paragraph" style:parent-style-name="MTemaNormal">
      <style:paragraph-properties fo:margin-left="0cm" fo:margin-right="0cm" fo:text-indent="0cm" style:auto-text-indent="false"/>
      <style:text-properties fo:language="en" fo:country="US" fo:font-weight="bold" style:font-weight-asian="bold"/>
    </style:style>
    <style:style style:name="P1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MTema1">
      <style:paragraph-properties fo:break-before="page"/>
    </style:style>
    <style:style style:name="P20" style:family="paragraph" style:parent-style-name="MTema2">
      <style:paragraph-properties fo:margin-left="1.251cm" fo:margin-right="0cm" fo:text-indent="-1.251cm" style:auto-text-indent="false">
        <style:tab-stops>
          <style:tab-stop style:position="1.27cm"/>
        </style:tab-stops>
      </style:paragraph-properties>
    </style:style>
    <style:style style:name="P21" style:family="paragraph" style:parent-style-name="MTema2">
      <style:paragraph-properties fo:margin-left="1.251cm" fo:margin-right="0cm" fo:text-indent="-1.251cm" style:auto-text-indent="false">
        <style:tab-stops>
          <style:tab-stop style:position="1.27cm"/>
        </style:tab-stops>
      </style:paragraph-properties>
      <style:text-properties style:font-size-complex="10pt"/>
    </style:style>
    <style:style style:name="P22" style:family="paragraph" style:parent-style-name="Normal_20__28_Web_29_" style:list-style-name="WW8Num5">
      <style:text-properties style:font-name="Verdana" fo:font-size="10pt" style:font-size-asian="10pt" style:font-name-complex="Verdana" style:font-size-complex="10pt"/>
    </style:style>
    <style:style style:name="P23" style:family="paragraph" style:parent-style-name="Normal_20__28_Web_29_" style:list-style-name="WW8Num5">
      <style:text-properties style:font-name="Verdana" fo:font-size="10pt" style:font-size-asian="10pt" style:font-name-complex="Verdana" style:font-size-complex="10pt"/>
    </style:style>
    <style:style style:name="P24" style:family="paragraph" style:parent-style-name="Normal_20__28_Web_29_" style:list-style-name="WW8Num5">
      <style:text-properties style:font-name="Verdana" fo:font-size="10pt" style:font-size-asian="10pt" style:font-size-complex="10pt"/>
    </style:style>
    <style:style style:name="P2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mnormal">
      <style:text-properties style:font-name="Verdana" fo:font-size="10pt" fo:language="es" fo:country="ES" style:font-size-asian="10pt" style:language-asian="es" style:country-asian="ES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name-complex="Arial"/>
    </style:style>
    <style:style style:name="T3" style:family="text">
      <style:text-properties style:font-name-asian="Verdana" style:font-name-complex="Verdana"/>
    </style:style>
    <style:style style:name="T4" style:family="text">
      <style:text-properties fo:font-weight="bold" style:font-weight-asian="bold"/>
    </style:style>
    <style:style style:name="T5" style:family="text">
      <style:text-properties style:font-name-complex="Arial"/>
    </style:style>
    <style:style style:name="T6" style:family="text">
      <style:text-properties style:font-name="Verdana"/>
    </style:style>
    <style:style style:name="T7" style:family="text"/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RefHeading__588_54904103"/>[Nombre del proyecto] <text:bookmark-end text:name="__RefHeading__588_54904103"/></text:p>
      <text:p text:style-name="P2"><text:bookmark-start text:name="__RefHeading__590_54904103"/>Registro de rastreo<text:bookmark-end text:name="__RefHeading__590_54904103"/></text:p>
      <text:p text:style-name="P2"><text:bookmark-start text:name="__RefHeading__592_54904103"/>Versión [1.0]<text:bookmark-end text:name="__RefHeading__592_54904103"/></text:p>
      <text:p text:style-name="MNormal"/>
      <text:p text:style-name="P5">[Este documento es la plantilla base para elaborar el documento <text:span text:style-name="T1">Registro de Rastreo</text:span>. </text:p>
      <text:p text:style-name="P5">Los textos que aparecen entre paréntesis rectos son explicaciones de qué debe contener cada sección. Dichos textos se deben seleccionar y sustituir por el contenido que corresponda. Para actualizar la tabla de Contenidos, haga clic con el botón derecho del ratón sobre cualquier línea del contenido de la misma y seleccione <text:span text:style-name="T1">Actualizar campos</text:span>, en el cuadro que aparece seleccione <text:span text:style-name="T1">Actualizar toda la tabla</text:span> y haga clic en el botón Aceptar.</text:p>
      <text:p text:style-name="P5">LAS SECCIONES PARA LAS QUE NO TENGA DATOS NO DEBE BORRARLAS; EN DICHOS CASOS MÁRQUELAS CON “N/A” O “SIN DATOS”]</text:p>
      <text:p text:style-name="P5"><text:tab/></text:p>
      <text:p text:style-name="P5"/>
      <text:p text:style-name="MNormal"/>
      <text:p text:style-name="MNormal"/>
      <text:p text:style-name="MTítulo1"><text:bookmark-start text:name="__RefHeading__594_54904103"/>Historia de revisiones<text:bookmark-end text:name="__RefHeading__594_54904103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MNormal">Fecha</text:p>
          </table:table-cell>
          <table:table-cell table:style-name="Tabla1.A1" office:value-type="string">
            <text:p text:style-name="MNormal"><text:span text:style-name="T3"><text:s/></text:span>Versión</text:p>
          </table:table-cell>
          <table:table-cell table:style-name="Tabla1.A1" office:value-type="string">
            <text:p text:style-name="MNormal"><text:span text:style-name="T3"><text:s/></text:span>Descripción</text:p>
          </table:table-cell>
          <table:table-cell table:style-name="Tabla1.D1" office:value-type="string">
            <text:p text:style-name="MNormal"><text:span text:style-name="T3"><text:s/></text:span>Autor</text:p>
          </table:table-cell>
        </table:table-row>
        <table:table-row table:style-name="Tabla1.1">
          <table:table-cell table:style-name="Tabla1.A2" office:value-type="string">
            <text:p text:style-name="P6">[dd/mm/aaaa]</text:p>
          </table:table-cell>
          <table:table-cell table:style-name="Tabla1.B2" office:value-type="string">
            <text:p text:style-name="P6">[x.x]</text:p>
          </table:table-cell>
          <table:table-cell table:style-name="Tabla1.C2" office:value-type="string">
            <text:p text:style-name="MNormal">[detalles]</text:p>
          </table:table-cell>
          <table:table-cell table:style-name="Tabla1.D2" office:value-type="string">
            <text:p text:style-name="MNormal">[nombre]</text:p>
          </table:table-cell>
        </table:table-row>
        <table:table-row table:style-name="Tabla1.1">
          <table:table-cell table:style-name="Tabla1.A3" office:value-type="string">
            <text:p text:style-name="P7"/>
          </table:table-cell>
          <table:table-cell table:style-name="Tabla1.B3" office:value-type="string">
            <text:p text:style-name="P7"/>
          </table:table-cell>
          <table:table-cell table:style-name="Tabla1.C3" office:value-type="string">
            <text:p text:style-name="MNormal"> </text:p>
          </table:table-cell>
          <table:table-cell table:style-name="Tabla1.D3" office:value-type="string">
            <text:p text:style-name="MNormal"> </text:p>
          </table:table-cell>
        </table:table-row>
        <table:table-row table:style-name="Tabla1.1">
          <table:table-cell table:style-name="Tabla1.A4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C4" office:value-type="string">
            <text:p text:style-name="MNormal"> </text:p>
          </table:table-cell>
          <table:table-cell table:style-name="Tabla1.D4" office:value-type="string">
            <text:p text:style-name="MNormal"> </text:p>
          </table:table-cell>
        </table:table-row>
        <table:table-row table:style-name="Tabla1.1">
          <table:table-cell table:style-name="Tabla1.A5" office:value-type="string">
            <text:p text:style-name="P7"/>
          </table:table-cell>
          <table:table-cell table:style-name="Tabla1.B5" office:value-type="string">
            <text:p text:style-name="P7"/>
          </table:table-cell>
          <table:table-cell table:style-name="Tabla1.C5" office:value-type="string">
            <text:p text:style-name="MNormal"> </text:p>
          </table:table-cell>
          <table:table-cell table:style-name="Tabla1.D5" office:value-type="string">
            <text:p text:style-name="MNormal"> </text:p>
          </table:table-cell>
        </table:table-row>
      </table:table>
      <text:p text:style-name="MTemaNormal"/>
      <text:p text:style-name="P3"><text:bookmark-start text:name="__RefHeading__596_54904103"/>Contenido<text:bookmark-end text:name="__RefHeading__596_54904103"/></text:p>
      <text:table-of-content text:style-name="Sect1" text:name="Índice de contenid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MTítulo1"/>
            <text:index-source-style text:style-name="MTema1"/>
          </text:index-source-styles>
          <text:index-source-styles text:outline-level="2">
            <text:index-source-style text:style-name="Heading_20_2"/>
            <text:index-source-style text:style-name="MTítulo2"/>
            <text:index-source-style text:style-name="MTema2"/>
            <text:index-source-style text:style-name="MEsqNum2"/>
          </text:index-source-styles>
          <text:index-source-styles text:outline-level="3">
            <text:index-source-style text:style-name="Heading_20_3"/>
            <text:index-source-style text:style-name="MTítulo3"/>
            <text:index-source-style text:style-name="MTítulo4"/>
            <text:index-source-style text:style-name="MTema3"/>
          </text:index-source-styles>
        </text:table-of-content-source>
        <text:index-body>
          <text:p text:style-name="P25"><text:a xlink:type="simple" xlink:href="#__RefHeading__588_54904103" text:style-name="Index_20_Link" text:visited-style-name="Index_20_Link"><text:s text:c="2"/>[Nombre del proyecto] <text:tab/>1</text:a></text:p>
          <text:p text:style-name="P25"><text:a xlink:type="simple" xlink:href="#__RefHeading__590_54904103" text:style-name="Index_20_Link" text:visited-style-name="Index_20_Link"><text:s text:c="2"/>Registro de rastreo<text:tab/>1</text:a></text:p>
          <text:p text:style-name="P25"><text:a xlink:type="simple" xlink:href="#__RefHeading__592_54904103" text:style-name="Index_20_Link" text:visited-style-name="Index_20_Link"><text:s text:c="2"/>Versión [1.0]<text:tab/>1</text:a></text:p>
          <text:p text:style-name="P25"><text:a xlink:type="simple" xlink:href="#__RefHeading__594_54904103" text:style-name="Index_20_Link" text:visited-style-name="Index_20_Link"><text:s text:c="2"/>Historia de revisiones<text:tab/>1</text:a></text:p>
          <text:p text:style-name="P25"><text:a xlink:type="simple" xlink:href="#__RefHeading__596_54904103" text:style-name="Index_20_Link" text:visited-style-name="Index_20_Link"><text:s text:c="2"/>Contenido<text:tab/>2</text:a></text:p>
          <text:p text:style-name="P25"><text:a xlink:type="simple" xlink:href="#__RefHeading__598_54904103" text:style-name="Index_20_Link" text:visited-style-name="Index_20_Link">1. <text:s/>Introducción<text:tab/>3</text:a></text:p>
          <text:p text:style-name="P1"><text:a xlink:type="simple" xlink:href="#__RefHeading__598_54904103" text:style-name="Index_20_Link" text:visited-style-name="Index_20_Link">1. <text:s/>Introducción<text:tab/>3</text:a></text:p>
          <text:p text:style-name="P18"><text:a xlink:type="simple" xlink:href="#__RefHeading__600_54904103" text:style-name="Index_20_Link" text:visited-style-name="Index_20_Link">1.1. <text:s text:c="2"/>Propósito<text:tab/>3</text:a></text:p>
          <text:p text:style-name="P18"><text:a xlink:type="simple" xlink:href="#__RefHeading__602_54904103" text:style-name="Index_20_Link" text:visited-style-name="Index_20_Link">1.2. <text:s text:c="2"/>Generalidades<text:tab/>3</text:a></text:p>
          <text:p text:style-name="P18"><text:a xlink:type="simple" xlink:href="#__RefHeading__604_54904103" text:style-name="Index_20_Link" text:visited-style-name="Index_20_Link">1.3. <text:s text:c="2"/>Objetivos<text:tab/>3</text:a></text:p>
          <text:p text:style-name="P18"><text:a xlink:type="simple" xlink:href="#__RefHeading__606_54904103" text:style-name="Index_20_Link" text:visited-style-name="Index_20_Link">1.4. <text:s text:c="2"/>Referencias<text:tab/>3</text:a></text:p>
          <text:p text:style-name="P25"><text:a xlink:type="simple" xlink:href="#__RefHeading__608_54904103" text:style-name="Index_20_Link" text:visited-style-name="Index_20_Link">2. <text:s/>Matrices de trazabilidad<text:tab/>3</text:a></text:p>
          <text:p text:style-name="P1"><text:a xlink:type="simple" xlink:href="#__RefHeading__608_54904103" text:style-name="Index_20_Link" text:visited-style-name="Index_20_Link">2. <text:s/>Matrices de trazabilidad<text:tab/>3</text:a></text:p>
          <text:p text:style-name="P18"><text:a xlink:type="simple" xlink:href="#__RefHeading__610_54904103" text:style-name="Index_20_Link" text:visited-style-name="Index_20_Link">2.1. <text:s text:c="2"/>Especificación de Requerimientos X Modelo de Casos de Uso<text:tab/>3</text:a></text:p>
          <text:p text:style-name="P18"><text:a xlink:type="simple" xlink:href="#__RefHeading__612_54904103" text:style-name="Index_20_Link" text:visited-style-name="Index_20_Link">2.2. <text:s text:c="2"/>Modelo de Casos de Uso X <text:s/>Modelo de Análisis<text:tab/>4</text:a></text:p>
          <text:p text:style-name="P18"><text:a xlink:type="simple" xlink:href="#__RefHeading__614_54904103" text:style-name="Index_20_Link" text:visited-style-name="Index_20_Link">2.3. <text:s text:c="2"/>Modelo de Casos de Uso X Modelo de Diseño<text:tab/>4</text:a></text:p>
          <text:p text:style-name="P18"><text:a xlink:type="simple" xlink:href="#__RefHeading__616_54904103" text:style-name="Index_20_Link" text:visited-style-name="Index_20_Link">2.4. <text:s text:c="2"/>Modelo de Diseño X Modelo de Implementación<text:tab/>4</text:a></text:p>
          <text:p text:style-name="P18"><text:a xlink:type="simple" xlink:href="#__RefHeading__618_54904103" text:style-name="Index_20_Link" text:visited-style-name="Index_20_Link">2.5. <text:s text:c="2"/>Modelo de Implementación X Plan de Verificación<text:tab/>5</text:a></text:p>
          <text:p text:style-name="P1"><text:a xlink:type="simple" xlink:href="#__RefHeading__620_54904103" text:style-name="Index_20_Link" text:visited-style-name="Index_20_Link">2.5.1. <text:s/>Componentes del modelo de implementación X Casos de prueba unitarias<text:tab/>5</text:a></text:p>
          <text:p text:style-name="P1"><text:a xlink:type="simple" xlink:href="#__RefHeading__622_54904103" text:style-name="Index_20_Link" text:visited-style-name="Index_20_Link">2.5.2. <text:s/>Subsistemas del modelo de implementación X Casos de prueba de integración<text:tab/>5</text:a></text:p>
          <text:p text:style-name="P1"><text:a xlink:type="simple" xlink:href="#__RefHeading__624_54904103" text:style-name="Index_20_Link" text:visited-style-name="Index_20_Link">2.5.3. <text:s/>Requerimientos del sistema X Casos de pruebas del sistema.<text:tab/>6</text:a></text:p>
        </text:index-body>
      </text:table-of-content>
      <text:p text:style-name="P11"/>
      <text:p text:style-name="MTemaNormal"/>
      <text:p text:style-name="MTemaNormal"/>
      <text:p text:style-name="MTemaNormal"/>
      <text:list xml:id="list1063766642" text:style-name="WW8Num7">
        <text:list-item>
          <text:h text:style-name="P19" text:outline-level="3"><text:bookmark-start text:name="__RefHeading__598_54904103"/>Introducción<text:bookmark-end text:name="__RefHeading__598_54904103"/></text:h>
          <text:list>
            <text:list-item>
              <text:p text:style-name="P20"><text:bookmark-start text:name="__RefHeading__600_54904103"/>Propósito<text:bookmark-end text:name="__RefHeading__600_54904103"/></text:p>
            </text:list-item>
          </text:list>
        </text:list-item>
      </text:list>
      <text:p text:style-name="P8">El propósito de este documento es obtener un <text:span text:style-name="T4">registro de rastreo</text:span> de todos los productos (internos, externos, intermedios y finales) del proceso de desarrollo de software.</text:p>
      <text:list xml:id="list117296574" text:continue-numbering="true" text:style-name="WW8Num7">
        <text:list-item>
          <text:list>
            <text:list-item>
              <text:p text:style-name="P20"><text:bookmark-start text:name="__RefHeading__602_54904103"/>Generalidades<text:bookmark-end text:name="__RefHeading__602_54904103"/></text:p>
            </text:list-item>
          </text:list>
        </text:list-item>
      </text:list>
      <text:p text:style-name="P8">Consiste en una representación gráfica de las relaciones entre dos o más productos del proceso de desarrollo, generalmente identificadas en las intersecciones de líneas verticales y horizontales.</text:p>
      <text:p text:style-name="P8">Por ejemplo, para representar la relación entre los requisitos y el diseño de un componente del software.</text:p>
      <text:list xml:id="list491880182" text:continue-numbering="true" text:style-name="WW8Num7">
        <text:list-item>
          <text:list>
            <text:list-item>
              <text:p text:style-name="P20"><text:bookmark-start text:name="__RefHeading__604_54904103"/>Objetivos<text:bookmark-end text:name="__RefHeading__604_54904103"/></text:p>
            </text:list-item>
          </text:list>
        </text:list-item>
      </text:list>
      <text:list xml:id="list781478261" text:style-name="WW8Num5">
        <text:list-item>
          <text:p text:style-name="P22">Seguimiento de la trazabilidad entre los elementos de diferentes niveles de abstracción.</text:p>
        </text:list-item>
        <text:list-item>
          <text:p text:style-name="P24">Poder medir el impacto que el proyecto tendrá al momento de realizar un cambio. </text:p>
        </text:list-item>
        <text:list-item>
          <text:p text:style-name="P22"><text:span text:style-name="T6">Facilitar el</text:span> manejo de cambios, testing y mantenimiento del sistema.</text:p>
        </text:list-item>
      </text:list>
      <text:list xml:id="list1779900093" text:continue-list="list491880182" text:style-name="WW8Num7">
        <text:list-item>
          <text:list>
            <text:list-item>
              <text:p text:style-name="P21"><text:bookmark-start text:name="__RefHeading__606_54904103"/>Referencias<text:bookmark-end text:name="__RefHeading__606_54904103"/></text:p>
            </text:list-item>
          </text:list>
        </text:list-item>
      </text:list>
      <text:p text:style-name="P26"><text:span text:style-name="T5">Para obtener en detalle la trazabilidad entre los modelos de Análisis, Diseño, <text:s/>Implementación y Distribución, consulte los documentos </text:span><text:span text:style-name="T2">Descripción de Arquitectura</text:span><text:span text:style-name="T5"> [(DSARQGXvY.doc)] y </text:span><text:span text:style-name="T2">Modelo de Implementación</text:span><text:span text:style-name="T5"> [(IMOOMIMGXvy.DOC)].</text:span></text:p>
      <text:p text:style-name="P26"><text:span text:style-name="T5">A diferencia de dichos documentos, con el presente se pretende tener un registro “liviano”, mas ágil, accesible para consultar y mas fácil de mantener.</text:span></text:p>
      <text:p text:style-name="MNormal"/>
      <text:list xml:id="list194611035" text:continue-numbering="true" text:style-name="WW8Num7">
        <text:list-item>
          <text:h text:style-name="MTema1" text:outline-level="3"><text:bookmark-start text:name="__RefHeading__608_54904103"/>Matrices de trazabilidad<text:bookmark-end text:name="__RefHeading__608_54904103"/></text:h>
          <text:list>
            <text:list-item>
              <text:p text:style-name="P20"><text:bookmark-start text:name="__RefHeading__610_54904103"/>Especificación de requisitos por modelo de casos de uso<text:bookmark-end text:name="__RefHeading__610_54904103"/></text:p>
            </text:list-item>
          </text:list>
        </text:list-item>
      </text:list>
      <text:p text:style-name="MTemaNormal">En la hoja de calculo adjunta,”NOMBRE DE ARCHIVO”, se encuentra una matriz que muestra la correspondencia entre los requisitos funcionales de la especificación de requisitos y los casos de uso del Modelo de <text:line-break/>Casos de Uso.</text:p>
      <text:p text:style-name="MTemaNormal">Los casos de uso que se incluyen son los determinados para esta iteración, y en el archivo solo se despliegan los requisitos que son utilizados en algún caso de uso.</text:p>
      <text:list xml:id="list1936095024" text:continue-numbering="true" text:style-name="WW8Num7">
        <text:list-item>
          <text:list>
            <text:list-item>
              <text:p text:style-name="P20"><text:bookmark-start text:name="__RefHeading__612_54904103"/>Modelo de Casos de Uso X <text:s/>Modelo de Análisis<text:bookmark-end text:name="__RefHeading__612_54904103"/></text:p>
            </text:list-item>
          </text:list>
        </text:list-item>
      </text:list>
      <text:p text:style-name="MTemaNormal">[<text:span text:style-name="T4">OPCIONAL</text:span>: solo si realizaron el Modelo de Análisis.<text:line-break/>Matriz que muestra la correspondencia entre Casos de uso del Modelo de <text:s text:c="2"/><text:line-break/>Casos de Uso y clases y paquetes especificados en el Modelo de Análisis.</text:p>
      <text:p text:style-name="MTemaNormal">La numeración de los casos de uso como la de las clases y paquetes deben coincidir con la del Modelo de Casos de Uso y Modelo de Análisis respectivamente.</text:p>
      <text:p text:style-name="MTemaNormal">Si la matriz es muy grande, se puede realizar en Excel y en lugar de ella dejar un link al nuevo archivo.]</text:p>
      <text:p text:style-name="MTemaNormal"><text:soft-page-break/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14">CU / Clase-PAQ</text:p>
          </table:table-cell>
          <table:table-cell table:style-name="Tabla3.A1" office:value-type="string">
            <text:p text:style-name="P13">Clase1</text:p>
          </table:table-cell>
          <table:table-cell table:style-name="Tabla3.A1" office:value-type="string">
            <text:p text:style-name="P13">Clase2</text:p>
          </table:table-cell>
          <table:table-cell table:style-name="Tabla3.A1" office:value-type="string">
            <text:p text:style-name="P16">…</text:p>
          </table:table-cell>
          <table:table-cell table:style-name="Tabla3.A1" office:value-type="string">
            <text:p text:style-name="P13">PAQ1</text:p>
          </table:table-cell>
          <table:table-cell table:style-name="Tabla3.F1" office:value-type="string">
            <text:p text:style-name="P13"><text:span text:style-name="T3">…</text:span>..</text:p>
          </table:table-cell>
        </table:table-row>
        <table:table-row table:style-name="Tabla3.1">
          <table:table-cell table:style-name="Tabla3.A1" office:value-type="string">
            <text:p text:style-name="P13">CU01</text:p>
          </table:table-cell>
          <table:table-cell table:style-name="Tabla3.A1" office:value-type="string">
            <text:p text:style-name="P13">X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F1" office:value-type="string">
            <text:p text:style-name="P15"/>
          </table:table-cell>
        </table:table-row>
        <table:table-row table:style-name="Tabla3.1">
          <table:table-cell table:style-name="Tabla3.A1" office:value-type="string">
            <text:p text:style-name="P13">CU02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3">X</text:p>
          </table:table-cell>
          <table:table-cell table:style-name="Tabla3.A1" office:value-type="string">
            <text:p text:style-name="P13">X</text:p>
          </table:table-cell>
          <table:table-cell table:style-name="Tabla3.A1" office:value-type="string">
            <text:p text:style-name="P15"/>
          </table:table-cell>
          <table:table-cell table:style-name="Tabla3.F1" office:value-type="string">
            <text:p text:style-name="P15"/>
          </table:table-cell>
        </table:table-row>
        <table:table-row table:style-name="Tabla3.1">
          <table:table-cell table:style-name="Tabla3.A1" office:value-type="string">
            <text:p text:style-name="P13">CU03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3">X</text:p>
          </table:table-cell>
          <table:table-cell table:style-name="Tabla3.F1" office:value-type="string">
            <text:p text:style-name="P15"/>
          </table:table-cell>
        </table:table-row>
        <table:table-row table:style-name="Tabla3.1">
          <table:table-cell table:style-name="Tabla3.A1" office:value-type="string">
            <text:p text:style-name="P13">CU04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F1" office:value-type="string">
            <text:p text:style-name="P15"/>
          </table:table-cell>
        </table:table-row>
        <table:table-row table:style-name="Tabla3.1">
          <table:table-cell table:style-name="Tabla3.A1" office:value-type="string">
            <text:p text:style-name="P13">CU05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F1" office:value-type="string">
            <text:p text:style-name="P15"/>
          </table:table-cell>
        </table:table-row>
        <table:table-row table:style-name="Tabla3.1">
          <table:table-cell table:style-name="Tabla3.A1" office:value-type="string">
            <text:p text:style-name="P13"><text:span text:style-name="T3">…</text:span>..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F1" office:value-type="string">
            <text:p text:style-name="P15"/>
          </table:table-cell>
        </table:table-row>
      </table:table>
      <text:p text:style-name="MTemaNormal"/>
      <text:list xml:id="list1357923777" text:continue-numbering="true" text:style-name="WW8Num7">
        <text:list-item>
          <text:list>
            <text:list-item>
              <text:p text:style-name="P20"><text:bookmark-start text:name="__RefHeading__614_54904103"/>Modelo de Casos de Uso X Modelo de Diseño<text:bookmark-end text:name="__RefHeading__614_54904103"/></text:p>
            </text:list-item>
          </text:list>
        </text:list-item>
      </text:list>
      <text:p text:style-name="MTemaNormal">A definir en futuras iteraciones.</text:p>
      <text:list xml:id="list1566229659" text:continue-numbering="true" text:style-name="WW8Num7">
        <text:list-item>
          <text:list>
            <text:list-item>
              <text:p text:style-name="P20"><text:bookmark-start text:name="__RefHeading__616_54904103"/>Modelo de Diseño X Modelo de Implementación<text:bookmark-end text:name="__RefHeading__616_54904103"/></text:p>
            </text:list-item>
          </text:list>
        </text:list-item>
      </text:list>
      <text:p text:style-name="MTemaNormal">A definir en futuras iteraciones.</text:p>
      <text:list xml:id="list567519787" text:continue-numbering="true" text:style-name="WW8Num7">
        <text:list-item>
          <text:list>
            <text:list-item>
              <text:p text:style-name="P20"><text:bookmark-start text:name="__RefHeading__618_54904103"/>Modelo de Implementación X Plan de Verificación<text:bookmark-end text:name="__RefHeading__618_54904103"/></text:p>
              <text:list>
                <text:list-item>
                  <text:p text:style-name="MTema3"><text:bookmark-start text:name="__RefHeading__620_54904103"/>Componentes del modelo de implementación X Casos de prueba unitarias<text:bookmark-end text:name="__RefHeading__620_54904103"/></text:p>
                </text:list-item>
              </text:list>
            </text:list-item>
          </text:list>
        </text:list-item>
      </text:list>
      <text:p text:style-name="MTemaNormal">[Matriz que muestra la correspondencia entre los componentes del <text:s/>Modelo de Implementación con los casos de prueba unitaria del Plan de Verificación.</text:p>
      <text:p text:style-name="MTemaNormal">La numeración de los componentes <text:s/>como la de los casos de prueba unitaria, deben coincidir con la del Modelo de Implementación y el Plan de Verificación respectivamente.</text:p>
      <text:p text:style-name="MTemaNormal">Si la matriz es muy grande, se puede realizar en Excel y en lugar de ella dejar un link al nuevo archivo.]</text:p>
      <text:p text:style-name="P9"/>
      <table:table table:name="Tabla6" table:style-name="Tabla6">
        <table:table-column table:style-name="Tabla6.A"/>
        <table:table-column table:style-name="Tabla6.B" table:number-columns-repeated="3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14">CompImp / CPU</text:p>
          </table:table-cell>
          <table:table-cell table:style-name="Tabla6.A1" office:value-type="string">
            <text:p text:style-name="P13">CPU1</text:p>
          </table:table-cell>
          <table:table-cell table:style-name="Tabla6.A1" office:value-type="string">
            <text:p text:style-name="P13">CPU2</text:p>
          </table:table-cell>
          <table:table-cell table:style-name="Tabla6.A1" office:value-type="string">
            <text:p text:style-name="P13">CPU3</text:p>
          </table:table-cell>
          <table:table-cell table:style-name="Tabla6.A1" office:value-type="string">
            <text:p text:style-name="P13">CPU4</text:p>
          </table:table-cell>
          <table:table-cell table:style-name="Tabla6.F1" office:value-type="string">
            <text:p text:style-name="P13"><text:span text:style-name="T3">…</text:span>..</text:p>
          </table:table-cell>
        </table:table-row>
        <table:table-row table:style-name="Tabla6.1">
          <table:table-cell table:style-name="Tabla6.A1" office:value-type="string">
            <text:p text:style-name="P13">CompImp1</text:p>
          </table:table-cell>
          <table:table-cell table:style-name="Tabla6.A1" office:value-type="string">
            <text:p text:style-name="P13">X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F1" office:value-type="string">
            <text:p text:style-name="P15"/>
          </table:table-cell>
        </table:table-row>
        <table:table-row table:style-name="Tabla6.1">
          <table:table-cell table:style-name="Tabla6.A1" office:value-type="string">
            <text:p text:style-name="P13">CompImp2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3">X</text:p>
          </table:table-cell>
          <table:table-cell table:style-name="Tabla6.A1" office:value-type="string">
            <text:p text:style-name="P13">X</text:p>
          </table:table-cell>
          <table:table-cell table:style-name="Tabla6.A1" office:value-type="string">
            <text:p text:style-name="P15"/>
          </table:table-cell>
          <table:table-cell table:style-name="Tabla6.F1" office:value-type="string">
            <text:p text:style-name="P15"/>
          </table:table-cell>
        </table:table-row>
        <table:table-row table:style-name="Tabla6.1">
          <table:table-cell table:style-name="Tabla6.A1" office:value-type="string">
            <text:p text:style-name="P13">CompImp3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3">X</text:p>
          </table:table-cell>
          <table:table-cell table:style-name="Tabla6.F1" office:value-type="string">
            <text:p text:style-name="P15"/>
          </table:table-cell>
        </table:table-row>
        <table:table-row table:style-name="Tabla6.1">
          <table:table-cell table:style-name="Tabla6.A1" office:value-type="string">
            <text:p text:style-name="P13">CompImp4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F1" office:value-type="string">
            <text:p text:style-name="P15"/>
          </table:table-cell>
        </table:table-row>
        <table:table-row table:style-name="Tabla6.1">
          <table:table-cell table:style-name="Tabla6.A1" office:value-type="string">
            <text:p text:style-name="P13">CompImp5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F1" office:value-type="string">
            <text:p text:style-name="P15"/>
          </table:table-cell>
        </table:table-row>
        <table:table-row table:style-name="Tabla6.1">
          <table:table-cell table:style-name="Tabla6.A1" office:value-type="string">
            <text:p text:style-name="P13"><text:span text:style-name="T3">…</text:span>..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F1" office:value-type="string">
            <text:p text:style-name="P15"/>
          </table:table-cell>
        </table:table-row>
      </table:table>
      <text:p text:style-name="P9"/>
      <text:p text:style-name="MTemaNormal"/>
      <text:list xml:id="list695232430" text:continue-numbering="true" text:style-name="WW8Num7">
        <text:list-item>
          <text:list>
            <text:list-item>
              <text:list>
                <text:list-item>
                  <text:p text:style-name="MTema3"><text:bookmark-start text:name="__RefHeading__622_54904103"/>Subsistemas del modelo de implementación X Casos de prueba de integración<text:bookmark-end text:name="__RefHeading__622_54904103"/></text:p>
                </text:list-item>
              </text:list>
            </text:list-item>
          </text:list>
        </text:list-item>
      </text:list>
      <text:p text:style-name="MTemaNormal">[Matriz que muestra la correspondencia entre los subsistemas del <text:s/>Modelo de Implementación con los casos de prueba de integración del Plan de Verificación.</text:p>
      <text:p text:style-name="MTemaNormal">La numeración de los subsistemas <text:s/>como la de los casos de prueba de integración, deben coincidir con la del Modelo de Implementación y el Plan de Verificación respectivamente.</text:p>
      <text:p text:style-name="MTemaNormal">Si la matriz es muy grande, se puede realizar en Excel y en lugar de ella dejar un link al nuevo archivo.]</text:p>
      <text:p text:style-name="P9"/>
      <text:p text:style-name="P9"><text:soft-page-break/></text:p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able:table-column table:style-name="Tabla7.F"/>
        <table:table-row table:style-name="Tabla7.1">
          <table:table-cell table:style-name="Tabla7.A1" office:value-type="string">
            <text:p text:style-name="P14">REQ / CPI</text:p>
          </table:table-cell>
          <table:table-cell table:style-name="Tabla7.A1" office:value-type="string">
            <text:p text:style-name="P13">CPI1</text:p>
          </table:table-cell>
          <table:table-cell table:style-name="Tabla7.A1" office:value-type="string">
            <text:p text:style-name="P13">CPI2</text:p>
          </table:table-cell>
          <table:table-cell table:style-name="Tabla7.A1" office:value-type="string">
            <text:p text:style-name="P13">CPI3</text:p>
          </table:table-cell>
          <table:table-cell table:style-name="Tabla7.A1" office:value-type="string">
            <text:p text:style-name="P13">CPI4</text:p>
          </table:table-cell>
          <table:table-cell table:style-name="Tabla7.F1" office:value-type="string">
            <text:p text:style-name="P13"><text:span text:style-name="T3">…</text:span>..</text:p>
          </table:table-cell>
        </table:table-row>
        <table:table-row table:style-name="Tabla7.1">
          <table:table-cell table:style-name="Tabla7.A1" office:value-type="string">
            <text:p text:style-name="P13">SubSist1</text:p>
          </table:table-cell>
          <table:table-cell table:style-name="Tabla7.A1" office:value-type="string">
            <text:p text:style-name="P13">X</text:p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F1" office:value-type="string">
            <text:p text:style-name="P15"/>
          </table:table-cell>
        </table:table-row>
        <table:table-row table:style-name="Tabla7.1">
          <table:table-cell table:style-name="Tabla7.A1" office:value-type="string">
            <text:p text:style-name="P13">SubSist2</text:p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3">X</text:p>
          </table:table-cell>
          <table:table-cell table:style-name="Tabla7.A1" office:value-type="string">
            <text:p text:style-name="P13">X</text:p>
          </table:table-cell>
          <table:table-cell table:style-name="Tabla7.A1" office:value-type="string">
            <text:p text:style-name="P15"/>
          </table:table-cell>
          <table:table-cell table:style-name="Tabla7.F1" office:value-type="string">
            <text:p text:style-name="P15"/>
          </table:table-cell>
        </table:table-row>
        <table:table-row table:style-name="Tabla7.1">
          <table:table-cell table:style-name="Tabla7.A1" office:value-type="string">
            <text:p text:style-name="P13">SubSist3</text:p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3">X</text:p>
          </table:table-cell>
          <table:table-cell table:style-name="Tabla7.F1" office:value-type="string">
            <text:p text:style-name="P15"/>
          </table:table-cell>
        </table:table-row>
        <table:table-row table:style-name="Tabla7.1">
          <table:table-cell table:style-name="Tabla7.A1" office:value-type="string">
            <text:p text:style-name="P13">SubSist4</text:p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F1" office:value-type="string">
            <text:p text:style-name="P15"/>
          </table:table-cell>
        </table:table-row>
        <table:table-row table:style-name="Tabla7.1">
          <table:table-cell table:style-name="Tabla7.A1" office:value-type="string">
            <text:p text:style-name="P13">SubSist5</text:p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F1" office:value-type="string">
            <text:p text:style-name="P15"/>
          </table:table-cell>
        </table:table-row>
        <table:table-row table:style-name="Tabla7.1">
          <table:table-cell table:style-name="Tabla7.A1" office:value-type="string">
            <text:p text:style-name="P13"><text:span text:style-name="T3">…</text:span>..</text:p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5"/>
          </table:table-cell>
          <table:table-cell table:style-name="Tabla7.F1" office:value-type="string">
            <text:p text:style-name="P15"/>
          </table:table-cell>
        </table:table-row>
      </table:table>
      <text:p text:style-name="P9"/>
      <text:p text:style-name="MTemaNormal"/>
      <text:list xml:id="list1569020594" text:continue-numbering="true" text:style-name="WW8Num7">
        <text:list-item>
          <text:list>
            <text:list-item>
              <text:list>
                <text:list-item>
                  <text:p text:style-name="MTema3"><text:bookmark-start text:name="__RefHeading__624_54904103"/>Requerimientos del sistema X Casos de pruebas del sistema.<text:bookmark-end text:name="__RefHeading__624_54904103"/></text:p>
                </text:list-item>
              </text:list>
            </text:list-item>
          </text:list>
        </text:list-item>
      </text:list>
      <text:p text:style-name="MTemaNormal">[Matriz que muestra la correspondencia entre los requerimientos del <text:s/>sistema con los casos de prueba del sistema Plan de Verificación]</text:p>
      <text:p text:style-name="MTemaNormal">La numeración de los requerimientos <text:s/>como la de los casos de prueba del sistema, deben coincidir con la del Modelo de Implementación y el Plan de Verificación respectivamente.</text:p>
      <text:p text:style-name="MTemaNormal">Si la matriz es muy grande, se puede realizar en Excel y en lugar de ella dejar un link al nuevo archivo.]</text:p>
      <text:p text:style-name="P9"/>
      <text:p text:style-name="P10"><draw:frame draw:style-name="fr1" draw:name="Marco2" text:anchor-type="paragraph" svg:x="-0.199cm" svg:y="0.393cm" svg:width="15.399cm" draw:z-index="0"><draw:text-box fo:min-height="0.37cm"><table:table table:name="Tabla8" table:style-name="Tabla8"><table:table-column table:style-name="Tabla8.A"/><table:table-column table:style-name="Tabla8.B" table:number-columns-repeated="3"/><table:table-column table:style-name="Tabla8.E"/><table:table-column table:style-name="Tabla8.F"/><table:table-row table:style-name="Tabla8.1"><table:table-cell table:style-name="Tabla8.A1" office:value-type="string"><text:p text:style-name="P14">REQ / CPS</text:p></table:table-cell><table:table-cell table:style-name="Tabla8.A1" office:value-type="string"><text:p text:style-name="P13">CPS1</text:p></table:table-cell><table:table-cell table:style-name="Tabla8.A1" office:value-type="string"><text:p text:style-name="P13">CPS1</text:p></table:table-cell><table:table-cell table:style-name="Tabla8.A1" office:value-type="string"><text:p text:style-name="P13">CPS1</text:p></table:table-cell><table:table-cell table:style-name="Tabla8.A1" office:value-type="string"><text:p text:style-name="P13">CPS1</text:p></table:table-cell><table:table-cell table:style-name="Tabla8.F1" office:value-type="string"><text:p text:style-name="P13"><text:span text:style-name="T3">…</text:span>..</text:p></table:table-cell></table:table-row><table:table-row table:style-name="Tabla8.1"><table:table-cell table:style-name="Tabla8.A1" office:value-type="string"><text:p text:style-name="P13">REQF1</text:p></table:table-cell><table:table-cell table:style-name="Tabla8.A1" office:value-type="string"><text:p text:style-name="P13">X</text:p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F1" office:value-type="string"><text:p text:style-name="P15"/></table:table-cell></table:table-row><table:table-row table:style-name="Tabla8.1"><table:table-cell table:style-name="Tabla8.A1" office:value-type="string"><text:p text:style-name="P13">REQF2</text:p></table:table-cell><table:table-cell table:style-name="Tabla8.A1" office:value-type="string"><text:p text:style-name="P15"/></table:table-cell><table:table-cell table:style-name="Tabla8.A1" office:value-type="string"><text:p text:style-name="P13">X</text:p></table:table-cell><table:table-cell table:style-name="Tabla8.A1" office:value-type="string"><text:p text:style-name="P13">X</text:p></table:table-cell><table:table-cell table:style-name="Tabla8.A1" office:value-type="string"><text:p text:style-name="P15"/></table:table-cell><table:table-cell table:style-name="Tabla8.F1" office:value-type="string"><text:p text:style-name="P15"/></table:table-cell></table:table-row><table:table-row table:style-name="Tabla8.1"><table:table-cell table:style-name="Tabla8.A1" office:value-type="string"><text:p text:style-name="P13">REQF3</text:p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3">X</text:p></table:table-cell><table:table-cell table:style-name="Tabla8.F1" office:value-type="string"><text:p text:style-name="P15"/></table:table-cell></table:table-row><table:table-row table:style-name="Tabla8.1"><table:table-cell table:style-name="Tabla8.A1" office:value-type="string"><text:p text:style-name="P13"><text:span text:style-name="T3">……</text:span>.</text:p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F1" office:value-type="string"><text:p text:style-name="P15"/></table:table-cell></table:table-row><table:table-row table:style-name="Tabla8.1"><table:table-cell table:style-name="Tabla8.A1" office:value-type="string"><text:p text:style-name="P13">REQNF1</text:p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F1" office:value-type="string"><text:p text:style-name="P15"/></table:table-cell></table:table-row><table:table-row table:style-name="Tabla8.1"><table:table-cell table:style-name="Tabla8.A1" office:value-type="string"><text:p text:style-name="P13">REQNF1</text:p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F1" office:value-type="string"><text:p text:style-name="P15"/></table:table-cell></table:table-row><table:table-row table:style-name="Tabla8.1"><table:table-cell table:style-name="Tabla8.A1" office:value-type="string"><text:p text:style-name="P13"><text:span text:style-name="T3">……</text:span>..</text:p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A1" office:value-type="string"><text:p text:style-name="P15"/></table:table-cell><table:table-cell table:style-name="Tabla8.F1" office:value-type="string"><text:p text:style-name="P15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UY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 style:font-name-complex="Arial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MNormal" style:family="paragraph" style:parent-style-name="Standard">
      <style:paragraph-properties fo:margin-top="0cm" fo:margin-bottom="0.106cm"/>
      <style:text-properties style:font-name="Verdana" style:font-name-complex="Arial"/>
    </style:style>
    <style:style style:name="MTítulo1" style:family="paragraph" style:parent-style-name="MNormal">
      <style:paragraph-properties fo:margin-top="0.212cm" fo:margin-bottom="0.212cm" fo:text-align="center" style:justify-single-word="false"/>
      <style:text-properties fo:font-size="18pt" fo:font-weight="bold" style:font-size-asian="18pt" style:font-weight-asian="bold" style:font-weight-complex="bold"/>
    </style:style>
    <style:style style:name="MTítulo2" style:family="paragraph" style:parent-style-name="MNormal">
      <style:paragraph-properties fo:margin-top="0.212cm" fo:margin-bottom="0.212cm"/>
      <style:text-properties fo:font-size="16pt" fo:font-weight="bold" style:font-size-asian="16pt" style:font-weight-asian="bold" style:font-weight-complex="bold"/>
    </style:style>
    <style:style style:name="MTítulo3" style:family="paragraph" style:parent-style-name="MNormal">
      <style:paragraph-properties fo:margin-top="0.212cm" fo:margin-bottom="0.212cm"/>
      <style:text-properties fo:font-size="12pt" fo:font-weight="bold" style:font-size-asian="12pt" style:font-weight-asian="bold" style:font-weight-complex="bold"/>
    </style:style>
    <style:style style:name="node" style:family="paragraph" style:parent-style-name="Standard">
      <style:paragraph-properties fo:margin-top="0.176cm" fo:margin-bottom="0.176cm"/>
      <style:text-properties style:font-name="Times New Roman" fo:font-size="12pt" style:font-size-asian="12pt" style:font-name-complex="Times New Roman"/>
    </style:style>
    <style:style style:name="MViñetas" style:family="paragraph" style:parent-style-name="MNormal" style:list-style-name="WW8Num4"/>
    <style:style style:name="MEsqNum" style:family="paragraph" style:parent-style-name="MNormal" style:list-style-name="WW8Num6"/>
    <style:style style:name="MDetTitulo1" style:family="paragraph" style:parent-style-name="MTítulo2" style:next-style-name="MNormal" style:default-outline-level="1"/>
    <style:style style:name="MDetTitulo2" style:family="paragraph" style:parent-style-name="MTítulo3" style:next-style-name="MNormal" style:default-outline-level="2"/>
    <style:style style:name="MDetTitulo3" style:family="paragraph" style:parent-style-name="MDetTitulo2" style:next-style-name="MNormal" style:default-outline-level="3">
      <style:text-properties fo:font-size="11pt" style:font-size-asian="11pt"/>
    </style:style>
    <style:style style:name="MDetTitulo4" style:family="paragraph" style:parent-style-name="MDetTitulo3" style:next-style-name="MNormal" style:default-outline-level="4">
      <style:text-properties fo:font-size="10pt" style:font-size-asian="10pt"/>
    </style:style>
    <style:style style:name="MTema1" style:family="paragraph" style:parent-style-name="MDetTitulo3" style:next-style-name="MNormal" style:list-style-name="WW8Num7"/>
    <style:style style:name="MTema2" style:family="paragraph" style:parent-style-name="MTítulo3" style:next-style-name="MNormal" style:list-style-name="WW8Num7">
      <style:text-properties fo:font-size="10pt" style:font-size-asian="10pt"/>
    </style:style>
    <style:style style:name="MTítulo4" style:family="paragraph" style:parent-style-name="Heading_20_3">
      <style:text-properties style:font-name="Verdana" fo:font-size="11pt" style:font-size-asian="11pt" style:font-name-complex="Verdan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Times New Roman" fo:font-weight="bold" style:font-weight-asian="bold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text-indent="0cm" style:auto-text-indent="false"/>
      <style:text-properties fo:font-variant="small-caps"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="100%" fo:margin-left="0cm" fo:margin-right="-0.002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size="8pt" style:font-size-asian="8pt" style:font-name-complex="Verdana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text-indent="0cm" style:auto-text-indent="false"/>
      <style:text-properties style:font-name="Times New Roman" style:font-name-complex="Times New Roman" style:font-size-complex="10.5pt"/>
    </style:style>
    <style:style style:name="MTemaNormal" style:family="paragraph" style:parent-style-name="MNormal">
      <style:paragraph-properties fo:margin="100%" fo:margin-left="1cm" fo:margin-right="0cm" fo:text-align="justify" style:justify-single-word="false" fo:text-indent="0cm" style:auto-text-indent="false"/>
    </style:style>
    <style:style style:name="MTemaViñetas" style:family="paragraph" style:parent-style-name="MViñetas" style:list-style-name="">
      <style:paragraph-properties fo:margin="100%" fo:margin-left="1.635cm" fo:margin-right="0cm" fo:text-indent="-0.635cm" style:auto-text-indent="false">
        <style:tab-stops>
          <style:tab-stop style:position="1.635cm"/>
        </style:tab-stops>
      </style:paragraph-properties>
      <style:text-properties fo:language="en" fo:country="AU"/>
    </style:style>
    <style:style style:name="MTema3" style:family="paragraph" style:parent-style-name="MTema2" style:next-style-name="MTemaNormal" style:list-style-name="WW8Num7">
      <style:paragraph-properties>
        <style:tab-stops>
          <style:tab-stop style:position="1.501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text-indent="0cm" style:auto-text-indent="false"/>
      <style:text-properties style:font-name="Times New Roman" fo:font-style="italic" style:font-style-asian="italic" style:font-name-complex="Times New Roman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text-indent="0cm" style:auto-text-indent="false"/>
      <style:text-properties style:font-name="Times New Roman" style:font-name-complex="Times New Roman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text-indent="0cm" style:auto-text-indent="false"/>
      <style:text-properties style:font-name="Times New Roman" style:font-name-complex="Times New Roman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text-indent="0cm" style:auto-text-indent="false"/>
      <style:text-properties style:font-name="Times New Roman" style:font-name-complex="Times New Roman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text-indent="0cm" style:auto-text-indent="false"/>
      <style:text-properties style:font-name="Times New Roman" style:font-name-complex="Times New Roman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text-indent="0cm" style:auto-text-indent="false"/>
      <style:text-properties style:font-name="Times New Roman" style:font-name-complex="Times New Roman" style:font-size-complex="10.5pt"/>
    </style:style>
    <style:style style:name="MTema4" style:family="paragraph" style:parent-style-name="MDetTitulo4" style:list-style-name="WW8Num3">
      <style:paragraph-properties fo:margin="100%" fo:margin-left="1.752cm" fo:margin-right="0cm" fo:text-indent="-1.774cm" style:auto-text-indent="false">
        <style:tab-stops>
          <style:tab-stop style:position="1.752cm"/>
          <style:tab-stop style:position="3.701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Estilo" style:family="paragraph" style:parent-style-name="Standard" style:list-style-name="WW8Num9"/>
    <style:style style:name="MEsqNum2" style:family="paragraph" style:parent-style-name="MEsqNum" style:list-style-name="WW8Num6"/>
    <style:style style:name="paragraph2" style:family="paragraph" style:parent-style-name="Standard">
      <style:paragraph-properties fo:margin="100%" fo:margin-left="1.27cm" fo:margin-right="0cm" fo:margin-top="0.141cm" fo:margin-bottom="0cm" style:line-height-at-least="0.423cm" fo:text-align="justify" style:justify-single-word="false" fo:text-indent="0cm" style:auto-text-indent="false"/>
      <style:text-properties fo:color="#000000" style:font-name="Times New Roman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fo:language="es" fo:country="MX" style:font-size-asian="12pt" style:font-name-complex="Times New Roman"/>
    </style:style>
    <style:style style:name="mnormal" style:family="paragraph" style:parent-style-name="Standard">
      <style:paragraph-properties fo:margin-top="0.176cm" fo:margin-bottom="0.176cm"/>
      <style:text-properties style:font-name="Times New Roman" fo:font-size="12pt" fo:language="es" fo:country="MX" style:font-size-asian="12pt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4" style:family="text">
      <style:text-properties style:font-name="Symbol" style:font-name-complex="Symbol"/>
    </style:style>
    <style:style style:name="WW8Num6z5" style:family="text">
      <style:text-properties style:font-name="Wingdings" style:font-name-complex="Wingdings"/>
    </style:style>
    <style:style style:name="WW8Num7z1" style:family="text">
      <style:text-properties fo:font-weight="bold" style:font-weight-asian="bold"/>
    </style:style>
    <style:style style:name="WW8Num7z4" style:family="text">
      <style:text-properties style:font-name="Symbol" style:font-name-complex="Symbol"/>
    </style:style>
    <style:style style:name="WW8Num7z5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905cm" fo:text-indent="-1.016cm" fo:margin-left="2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54cm" fo:text-indent="-1.27cm" fo:margin-left="2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175cm" fo:text-indent="-1.524cm" fo:margin-left="2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6z4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5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5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4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4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7z4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7z5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7z5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7z4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7z4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138cm" fo:text-indent="-1.138cm" fo:margin-left="1.138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Footer">Registro de Rastreo<text:tab/><text:tab/>Página <text:span text:style-name="Page_20_Number"><text:page-number text:select-page="current">1</text:page-number></text:span><text:span text:style-name="Page_20_Number"> de </text:span><text:span text:style-name="Page_20_Number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gistro de Rastreo</dc:title>
    <dc:subject>Trazabilidad de elementos del proceso</dc:subject>
    <dc:description>Proceso de Mejora CompetiSoft.  Proyecto de Grado P2007_0008: Saúl Scanziani y Victoria Köster.</dc:description>
    <meta:creation-date>2013-09-18T19:16:09</meta:creation-date>
    <dc:date>2013-09-18T19:45:26</dc:date>
    <meta:print-date>2002-06-06T21:19:00</meta:print-date>
    <meta:editing-cycles>25</meta:editing-cycles>
    <meta:editing-duration>PT19M</meta:editing-duration>
    <meta:document-statistic meta:table-count="5" meta:image-count="0" meta:object-count="0" meta:page-count="5" meta:paragraph-count="148" meta:word-count="962" meta:character-count="5729" meta:non-whitespace-character-count="4862"/>
    <meta:generator>LibreOffice/3.5$Linux_X86_64 LibreOffice_project/350m1$Build-2</meta:generator>
    <meta:user-defined meta:name="Información 1"/>
    <meta:user-defined meta:name="Información 2"/>
    <meta:user-defined meta:name="Información 3"/>
    <meta:user-defined meta:name="Información 4"/>
  </office:meta>
</office:document-meta>
</file>